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85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2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3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5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8aa97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1" style:family="table-cell" style:parent-style-name="Default">
      <style:table-cell-properties fo:background-color="#f8aa97" fo:border="0.74pt solid #000000"/>
      <style:text-properties style:font-name="Latin Modern Mono" fo:font-size="8pt" style:font-size-asian="8pt" style:font-size-complex="8pt"/>
    </style:style>
    <style:style style:name="ce22" style:family="table-cell" style:parent-style-name="Default">
      <style:table-cell-properties fo:background-color="#f8aa97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add58a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dd58a" fo:border="0.74pt solid #000000"/>
      <style:text-properties style:font-name="Latin Modern Mono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6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style-name="ce19" office:value-type="string" calcext:value-type="string">
            <text:p>Image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T x_siz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T y_siz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1" office:value-type="string" calcext:value-type="string">
            <text:p>unsigned char min_leve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unsigned char max_leve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2" office:value-type="string" calcext:value-type="string">
            <text:p>std::shared_ptr&lt;Pixel&lt;T&gt;&gt; parent_ce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Image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Image(T, T, unsigned char, unsigned cha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4" office:value-type="string" calcext:value-type="string">
            <text:p>~Image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unsigned int getMinLevel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unsigned int getMaxLevel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size_t numberOfPixels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clear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simplifyImage(double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buildUniform(unsigned char)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createFromFile(std::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saveImage(const std::string &amp; filename) const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5"/>
          <table:table-cell table:number-columns-repeated="1022"/>
        </table:table-row>
        <table:table-row table:style-name="ro1" table:number-rows-repeated="10">
          <table:table-cell table:style-name="ce4"/>
          <table:table-cell table:style-name="ce26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/>
          <table:table-cell table:style-name="ce5"/>
          <table:table-cell table:number-columns-repeated="1022"/>
        </table:table-row>
        <table:table-row table:style-name="ro1" table:number-rows-repeated="45">
          <table:table-cell table:style-name="ce5" table:number-columns-repeated="2"/>
          <table:table-cell table:number-columns-repeated="1022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5:30:44.037554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5T15:37:12.665940675</dc:date>
    <meta:editing-duration>PT30M4S</meta:editing-duration>
    <meta:editing-cycles>19</meta:editing-cycles>
    <meta:generator>LibreOffice/6.0.7.3$Linux_X86_64 LibreOffice_project/00m0$Build-3</meta:generator>
    <meta:document-statistic meta:table-count="1" meta:cell-count="33" meta:object-count="0"/>
  </office:meta>
</office:document-meta>
</file>